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0.6264in"/>
    </style:style>
    <style:style style:name="co3" style:family="table-column">
      <style:table-column-properties fo:break-before="auto" style:column-width="0.439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0.5953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5327in"/>
    </style:style>
    <style:style style:name="co8" style:family="table-column">
      <style:table-column-properties fo:break-before="auto" style:column-width="1.7709in"/>
    </style:style>
    <style:style style:name="co9" style:family="table-column">
      <style:table-column-properties fo:break-before="auto" style:column-width="1.3165in"/>
    </style:style>
    <style:style style:name="co10" style:family="table-column">
      <style:table-column-properties fo:break-before="auto" style:column-width="12.58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style:font-name-asian="Iskoola Pota" style:font-size-asian="11pt" style:font-name-complex="Iskoola Pota" style:font-size-complex="11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style:font-name-asian="Iskoola Pota" style:font-size-asian="11pt" style:font-name-complex="Iskoola Pota" style:font-size-complex="11pt"/>
    </style:style>
    <style:style style:name="ce8" style:family="table-cell" style:parent-style-name="Default" style:data-style-name="N121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style:font-name-asian="Iskoola Pota" style:font-size-asian="11pt" style:font-name-complex="Iskoola Pota" style:font-size-complex="11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Iskoola Pota" style:font-name-complex="Iskoola Pota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014" table:default-cell-style-name="ce7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nglish-08-t1-l01-ep0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an the work work the plan</text:p>
          </table:table-cell>
          <table:table-cell table:style-name="ce1" office:value-type="string" calcext:value-type="string">
            <text:p>English Camp</text:p>
          </table:table-cell>
          <table:table-cell table:style-name="ce1" office:value-type="string" calcext:value-type="string">
            <text:p>This episode will get to know about how to organise a english camp properly . And you can get an idea of how to work with a plan . Some interesting exercises are also given.</text:p>
          </table:table-cell>
          <table:table-cell table:style-name="ce8"/>
          <table:table-cell table:style-name="ce1"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nglish-08-t1-l01-ep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an the work work the plan</text:p>
          </table:table-cell>
          <table:table-cell table:style-name="ce1" office:value-type="string" calcext:value-type="string">
            <text:p>Reflexive Pronouns</text:p>
          </table:table-cell>
          <table:table-cell table:style-name="ce1" office:value-type="string" calcext:value-type="string">
            <text:p>This episode will help you to learn what is the reflexive pronouns are.Some exercises on reflexive pronouns are also included. </text:p>
          </table:table-cell>
          <table:table-cell table:style-name="ce1" table:number-columns-repeated="101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nglish-08-t1-l01-ep0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an the work work the plan</text:p>
          </table:table-cell>
          <table:table-cell table:style-name="ce1" office:value-type="string" calcext:value-type="string">
            <text:p><text:span text:style-name="T1">‘</text:span>pl<text:span text:style-name="T1">’</text:span> and <text:span text:style-name="T1">‘</text:span>Pr<text:span text:style-name="T1">’</text:span> Sounds</text:p>
          </table:table-cell>
          <table:table-cell table:style-name="ce1" office:value-type="string" calcext:value-type="string">
            <text:p>In this episode you can understand the way of using 'pl' and ' pr' sounds in words with examples. <text:s/>Some exercises are also included to test your knowledge.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nglish-08-t1-l01-ep0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an the work work the plan</text:p>
          </table:table-cell>
          <table:table-cell table:style-name="ce1" office:value-type="string" calcext:value-type="string">
            <text:p>Countable Nouns</text:p>
          </table:table-cell>
          <table:table-cell table:style-name="ce1" office:value-type="string" calcext:value-type="string">
            <text:p>This episode helps you to understand what countable nouns are. The knowledge you have on singular and plural nouns can also be tested by doing the given exercises. <text:s/>Some exercises are also given at the end.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nglish-08-t1-l01-ep0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an the work work the plan</text:p>
          </table:table-cell>
          <table:table-cell table:style-name="ce1" office:value-type="string" calcext:value-type="string">
            <text:p>Pen Friends</text:p>
          </table:table-cell>
          <table:table-cell table:style-name="ce1" office:value-type="string" calcext:value-type="string">
            <text:p>This episode will get to know who is a penfriend and how to wirte letters for your pen friend. And also you have some intresting exercises too.</text:p>
          </table:table-cell>
          <table:table-cell table:style-name="ce1"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time-style style:name="N121">
      <number:hours/>
      <number:text>:</number:text>
      <number:minutes number:style="long"/>
      <number:text>:</number:text>
      <number:second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2:24.839601782</dc:date>
    <meta:editing-cycles>75</meta:editing-cycles>
    <meta:editing-duration>PT4H54M42S</meta:editing-duration>
    <meta:document-statistic meta:table-count="1" meta:cell-count="50" meta:object-count="0"/>
  </office:meta>
</office:document-meta>
</file>